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Puissance alim</text:p>
          </table:table-cell>
          <table:table-cell table:style-name="ce1" office:value-type="string" calcext:value-type="string">
            <text:p>Tension sortie</text:p>
          </table:table-cell>
          <table:table-cell table:style-name="ce1" office:value-type="string" calcext:value-type="string">
            <text:p>Puissance corrigée</text:p>
          </table:table-cell>
          <table:table-cell table:style-name="ce1" office:value-type="string" calcext:value-type="string">
            <text:p>Puissance sortie</text:p>
          </table:table-cell>
          <table:table-cell table:style-name="ce1" office:value-type="string" calcext:value-type="string">
            <text:p>Rende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Roues un peu sérrées, résistance de 19,5 ohms en sortie</text:p>
          </table:table-cell>
          <table:table-cell table:number-columns-repeated="6"/>
        </table:table-row>
        <table:table-row table:style-name="ro1">
          <table:table-cell office:value-type="float" office:value="58.4" calcext:value-type="float">
            <text:p>58,4</text:p>
          </table:table-cell>
          <table:table-cell office:value-type="float" office:value="16.4" calcext:value-type="float">
            <text:p>16,4</text:p>
          </table:table-cell>
          <table:table-cell table:formula="of:=([.A$1:.A$1048576])-1.111" office:value-type="float" office:value="57.289" calcext:value-type="float">
            <text:p>57,289</text:p>
          </table:table-cell>
          <table:table-cell table:formula="of:=([.B$1:.B$1048576])*([.B$1:.B$1048576])/19.1" office:value-type="float" office:value="14.0816753926702" calcext:value-type="float">
            <text:p>14,0816753926702</text:p>
          </table:table-cell>
          <table:table-cell table:formula="of:=([.D$1:.D$1048576])/([.C$1:.C$1048576])" office:value-type="float" office:value="0.245800684122085" calcext:value-type="float">
            <text:p>0,245800684122085</text:p>
          </table:table-cell>
          <table:table-cell table:number-columns-repeated="2"/>
        </table:table-row>
        <table:table-row table:style-name="ro1">
          <table:table-cell office:value-type="float" office:value="73.2" calcext:value-type="float">
            <text:p>73,2</text:p>
          </table:table-cell>
          <table:table-cell office:value-type="float" office:value="19.4" calcext:value-type="float">
            <text:p>19,4</text:p>
          </table:table-cell>
          <table:table-cell table:formula="of:=([.A$1:.A$1048576])-1.111" office:value-type="float" office:value="72.089" calcext:value-type="float">
            <text:p>72,089</text:p>
          </table:table-cell>
          <table:table-cell table:formula="of:=([.B$1:.B$1048576])*([.B$1:.B$1048576])/19.1" office:value-type="float" office:value="19.7047120418848" calcext:value-type="float">
            <text:p>19,7047120418848</text:p>
          </table:table-cell>
          <table:table-cell table:formula="of:=([.D$1:.D$1048576])/([.C$1:.C$1048576])" office:value-type="float" office:value="0.273338679158884" calcext:value-type="float">
            <text:p>0,273338679158884</text:p>
          </table:table-cell>
          <table:table-cell table:number-columns-repeated="2"/>
        </table:table-row>
        <table:table-row table:style-name="ro1">
          <table:table-cell office:value-type="float" office:value="85.4" calcext:value-type="float">
            <text:p>85,4</text:p>
          </table:table-cell>
          <table:table-cell office:value-type="float" office:value="21.6" calcext:value-type="float">
            <text:p>21,6</text:p>
          </table:table-cell>
          <table:table-cell table:formula="of:=([.A$1:.A$1048576])-1.111" office:value-type="float" office:value="84.289" calcext:value-type="float">
            <text:p>84,289</text:p>
          </table:table-cell>
          <table:table-cell table:formula="of:=([.B$1:.B$1048576])*([.B$1:.B$1048576])/19.1" office:value-type="float" office:value="24.4272251308901" calcext:value-type="float">
            <text:p>24,4272251308901</text:p>
          </table:table-cell>
          <table:table-cell table:formula="of:=([.D$1:.D$1048576])/([.C$1:.C$1048576])" office:value-type="float" office:value="0.289803238036874" calcext:value-type="float">
            <text:p>0,289803238036874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3.8" calcext:value-type="float">
            <text:p>23,8</text:p>
          </table:table-cell>
          <table:table-cell table:formula="of:=([.A$1:.A$1048576])-1.111" office:value-type="float" office:value="96.889" calcext:value-type="float">
            <text:p>96,889</text:p>
          </table:table-cell>
          <table:table-cell table:formula="of:=([.B$1:.B$1048576])*([.B$1:.B$1048576])/19.1" office:value-type="float" office:value="29.6565445026178" calcext:value-type="float">
            <text:p>29,6565445026178</text:p>
          </table:table-cell>
          <table:table-cell table:formula="of:=([.D$1:.D$1048576])/([.C$1:.C$1048576])" office:value-type="float" office:value="0.306087837655645" calcext:value-type="float">
            <text:p>0,306087837655645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4.5" calcext:value-type="float">
            <text:p>24,5</text:p>
          </table:table-cell>
          <table:table-cell table:formula="of:=([.A$1:.A$1048576])-1.111" office:value-type="float" office:value="101.889" calcext:value-type="float">
            <text:p>101,889</text:p>
          </table:table-cell>
          <table:table-cell table:formula="of:=([.B$1:.B$1048576])*([.B$1:.B$1048576])/19.1" office:value-type="float" office:value="31.4267015706806" calcext:value-type="float">
            <text:p>31,4267015706806</text:p>
          </table:table-cell>
          <table:table-cell table:formula="of:=([.D$1:.D$1048576])/([.C$1:.C$1048576])" office:value-type="float" office:value="0.308440573277593" calcext:value-type="float">
            <text:p>0,308440573277593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9.7" calcext:value-type="float">
            <text:p>29,7</text:p>
          </table:table-cell>
          <table:table-cell table:formula="of:=([.A$1:.A$1048576])-1.111" office:value-type="float" office:value="131.889" calcext:value-type="float">
            <text:p>131,889</text:p>
          </table:table-cell>
          <table:table-cell table:formula="of:=([.B$1:.B$1048576])*([.B$1:.B$1048576])/19.1" office:value-type="float" office:value="46.182722513089" calcext:value-type="float">
            <text:p>46,182722513089</text:p>
          </table:table-cell>
          <table:table-cell table:formula="of:=([.D$1:.D$1048576])/([.C$1:.C$1048576])" office:value-type="float" office:value="0.350163565673324" calcext:value-type="float">
            <text:p>0,350163565673324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3" calcext:value-type="float">
            <text:p>33</text:p>
          </table:table-cell>
          <table:table-cell table:formula="of:=([.A$1:.A$1048576])-1.111" office:value-type="float" office:value="158.889" calcext:value-type="float">
            <text:p>158,889</text:p>
          </table:table-cell>
          <table:table-cell table:formula="of:=([.B$1:.B$1048576])*([.B$1:.B$1048576])/19.1" office:value-type="float" office:value="57.0157068062827" calcext:value-type="float">
            <text:p>57,0157068062827</text:p>
          </table:table-cell>
          <table:table-cell table:formula="of:=([.D$1:.D$1048576])/([.C$1:.C$1048576])" office:value-type="float" office:value="0.358839861829848" calcext:value-type="float">
            <text:p>0,35883986182984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[.A$1:.A$1048576])-1.111" office:value-type="float" office:value="-1.111" calcext:value-type="float">
            <text:p>-1,111</text:p>
          </table:table-cell>
          <table:table-cell table:formula="of:=([.B$1:.B$1048576])*([.B$1:.B$1048576])/19.1" office:value-type="float" office:value="0" calcext:value-type="float">
            <text:p>0</text:p>
          </table:table-cell>
          <table:table-cell table:formula="of:=([.D$1:.D$1048576])/([.C$1:.C$1048576])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[.A$1:.A$1048576])-1.111" office:value-type="float" office:value="-1.111" calcext:value-type="float">
            <text:p>-1,111</text:p>
          </table:table-cell>
          <table:table-cell table:formula="of:=([.B$1:.B$1048576])*([.B$1:.B$1048576])/19.1" office:value-type="float" office:value="0" calcext:value-type="float">
            <text:p>0</text:p>
          </table:table-cell>
          <table:table-cell table:formula="of:=([.D$1:.D$1048576])/([.C$1:.C$1048576])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ues moins serrées, 19,5 ohms</text:p>
          </table:table-cell>
          <table:table-cell/>
          <table:table-cell table:formula="of:=([.A$1:.A$1048576])-1.111" office:value-type="string" office:string-value="" calcext:value-type="error">
            <text:p>#VALEUR !</text:p>
          </table:table-cell>
          <table:table-cell table:formula="of:=([.B$1:.B$1048576])*([.B$1:.B$1048576])/19.1" office:value-type="float" office:value="0" calcext:value-type="float">
            <text:p>0</text:p>
          </table:table-cell>
          <table:table-cell table:formula="of:=([.D$1:.D$1048576])/([.C$1:.C$1048576]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1.2" calcext:value-type="float">
            <text:p>31,2</text:p>
          </table:table-cell>
          <table:table-cell table:formula="of:=([.A$1:.A$1048576])-1.111" office:value-type="float" office:value="128.889" calcext:value-type="float">
            <text:p>128,889</text:p>
          </table:table-cell>
          <table:table-cell table:formula="of:=([.B$1:.B$1048576])*([.B$1:.B$1048576])/19.1" office:value-type="float" office:value="50.965445026178" calcext:value-type="float">
            <text:p>50,965445026178</text:p>
          </table:table-cell>
          <table:table-cell table:formula="of:=([.D$1:.D$1048576])/([.C$1:.C$1048576])" office:value-type="float" office:value="0.39542121535723" calcext:value-type="float">
            <text:p>0,3954212153572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3.1" calcext:value-type="float">
            <text:p>33,1</text:p>
          </table:table-cell>
          <table:table-cell table:formula="of:=([.A$1:.A$1048576])-1.111" office:value-type="float" office:value="142.889" calcext:value-type="float">
            <text:p>142,889</text:p>
          </table:table-cell>
          <table:table-cell table:formula="of:=([.B$1:.B$1048576])*([.B$1:.B$1048576])/19.1" office:value-type="float" office:value="57.3617801047121" calcext:value-type="float">
            <text:p>57,3617801047121</text:p>
          </table:table-cell>
          <table:table-cell table:formula="of:=([.D$1:.D$1048576])/([.C$1:.C$1048576])" office:value-type="float" office:value="0.401442938957597" calcext:value-type="float">
            <text:p>0,401442938957597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9.8" calcext:value-type="float">
            <text:p>29,8</text:p>
          </table:table-cell>
          <table:table-cell table:formula="of:=([.A$1:.A$1048576])-1.111" office:value-type="float" office:value="119.889" calcext:value-type="float">
            <text:p>119,889</text:p>
          </table:table-cell>
          <table:table-cell table:formula="of:=([.B$1:.B$1048576])*([.B$1:.B$1048576])/19.1" office:value-type="float" office:value="46.4942408376963" calcext:value-type="float">
            <text:p>46,4942408376963</text:p>
          </table:table-cell>
          <table:table-cell table:formula="of:=([.D$1:.D$1048576])/([.C$1:.C$1048576])" office:value-type="float" office:value="0.387810731907818" calcext:value-type="float">
            <text:p>0,387810731907818</text:p>
          </table:table-cell>
          <table:table-cell table:number-columns-repeated="2"/>
        </table:table-row>
        <table:table-row table:style-name="ro1">
          <table:table-cell office:value-type="float" office:value="99.2" calcext:value-type="float">
            <text:p>99,2</text:p>
          </table:table-cell>
          <table:table-cell office:value-type="float" office:value="26.1" calcext:value-type="float">
            <text:p>26,1</text:p>
          </table:table-cell>
          <table:table-cell table:formula="of:=([.A$1:.A$1048576])-1.111" office:value-type="float" office:value="98.089" calcext:value-type="float">
            <text:p>98,089</text:p>
          </table:table-cell>
          <table:table-cell table:formula="of:=([.B$1:.B$1048576])*([.B$1:.B$1048576])/19.1" office:value-type="float" office:value="35.665445026178" calcext:value-type="float">
            <text:p>35,665445026178</text:p>
          </table:table-cell>
          <table:table-cell table:formula="of:=([.D$1:.D$1048576])/([.C$1:.C$1048576])" office:value-type="float" office:value="0.363602901713526" calcext:value-type="float">
            <text:p>0,363602901713526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9.6" calcext:value-type="float">
            <text:p>39,6</text:p>
          </table:table-cell>
          <table:table-cell table:formula="of:=([.A$1:.A$1048576])-1.111" office:value-type="float" office:value="206.889" calcext:value-type="float">
            <text:p>206,889</text:p>
          </table:table-cell>
          <table:table-cell table:formula="of:=([.B$1:.B$1048576])*([.B$1:.B$1048576])/19.1" office:value-type="float" office:value="82.1026178010471" calcext:value-type="float">
            <text:p>82,1026178010471</text:p>
          </table:table-cell>
          <table:table-cell table:formula="of:=([.D$1:.D$1048576])/([.C$1:.C$1048576])" office:value-type="float" office:value="0.39684380417058" calcext:value-type="float">
            <text:p>0,39684380417058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.1" calcext:value-type="float">
            <text:p>25,1</text:p>
          </table:table-cell>
          <table:table-cell table:formula="of:=([.A$1:.A$1048576])-1.111" office:value-type="float" office:value="95.889" calcext:value-type="float">
            <text:p>95,889</text:p>
          </table:table-cell>
          <table:table-cell table:formula="of:=([.B$1:.B$1048576])*([.B$1:.B$1048576])/19.1" office:value-type="float" office:value="32.9848167539267" calcext:value-type="float">
            <text:p>32,9848167539267</text:p>
          </table:table-cell>
          <table:table-cell table:formula="of:=([.D$1:.D$1048576])/([.C$1:.C$1048576])" office:value-type="float" office:value="0.343989579137614" calcext:value-type="float">
            <text:p>0,34398957913761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[.A$1:.A$1048576])-1.111" office:value-type="float" office:value="-1.111" calcext:value-type="float">
            <text:p>-1,111</text:p>
          </table:table-cell>
          <table:table-cell table:formula="of:=([.B$1:.B$1048576])*([.B$1:.B$1048576])/19.1" office:value-type="float" office:value="0" calcext:value-type="float">
            <text:p>0</text:p>
          </table:table-cell>
          <table:table-cell table:formula="of:=([.D$1:.D$1048576])/([.C$1:.C$1048576])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[.A$1:.A$1048576])-1.111" office:value-type="float" office:value="-1.111" calcext:value-type="float">
            <text:p>-1,111</text:p>
          </table:table-cell>
          <table:table-cell table:formula="of:=([.B$1:.B$1048576])*([.B$1:.B$1048576])/19.1" office:value-type="float" office:value="0" calcext:value-type="float">
            <text:p>0</text:p>
          </table:table-cell>
          <table:table-cell table:formula="of:=([.D$1:.D$1048576])/([.C$1:.C$1048576])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8,8 ohms</text:p>
          </table:table-cell>
          <table:table-cell/>
          <table:table-cell table:formula="of:=([.A$1:.A$1048576])-1.111" office:value-type="string" office:string-value="" calcext:value-type="error">
            <text:p>#VALEUR !</text:p>
          </table:table-cell>
          <table:table-cell table:formula="of:=([.B$1:.B$1048576])*([.B$1:.B$1048576])/19.5" office:value-type="float" office:value="0" calcext:value-type="float">
            <text:p>0</text:p>
          </table:table-cell>
          <table:table-cell table:formula="of:=([.D$1:.D$1048576])/([.C$1:.C$1048576]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0.4" calcext:value-type="float">
            <text:p>30,4</text:p>
          </table:table-cell>
          <table:table-cell table:formula="of:=([.A$1:.A$1048576])-1.111" office:value-type="float" office:value="101.889" calcext:value-type="float">
            <text:p>101,889</text:p>
          </table:table-cell>
          <table:table-cell table:formula="of:=([.B$1:.B$1048576])*([.B$1:.B$1048576])/38.8" office:value-type="float" office:value="23.8185567010309" calcext:value-type="float">
            <text:p>23,8185567010309</text:p>
          </table:table-cell>
          <table:table-cell table:formula="of:=([.D$1:.D$1048576])/([.C$1:.C$1048576])" office:value-type="float" office:value="0.233769658167525" calcext:value-type="float">
            <text:p>0,23376965816752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4.1" calcext:value-type="float">
            <text:p>34,1</text:p>
          </table:table-cell>
          <table:table-cell table:formula="of:=([.A$1:.A$1048576])-1.111" office:value-type="float" office:value="119.889" calcext:value-type="float">
            <text:p>119,889</text:p>
          </table:table-cell>
          <table:table-cell table:formula="of:=([.B$1:.B$1048576])*([.B$1:.B$1048576])/38.8" office:value-type="float" office:value="29.9693298969072" calcext:value-type="float">
            <text:p>29,9693298969072</text:p>
          </table:table-cell>
          <table:table-cell table:formula="of:=([.D$1:.D$1048576])/([.C$1:.C$1048576])" office:value-type="float" office:value="0.249975643277592" calcext:value-type="float">
            <text:p>0,249975643277592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9.1" calcext:value-type="float">
            <text:p>39,1</text:p>
          </table:table-cell>
          <table:table-cell table:formula="of:=([.A$1:.A$1048576])-1.111" office:value-type="float" office:value="148.889" calcext:value-type="float">
            <text:p>148,889</text:p>
          </table:table-cell>
          <table:table-cell table:formula="of:=([.B$1:.B$1048576])*([.B$1:.B$1048576])/38.8" office:value-type="float" office:value="39.4023195876289" calcext:value-type="float">
            <text:p>39,4023195876289</text:p>
          </table:table-cell>
          <table:table-cell table:formula="of:=([.D$1:.D$1048576])/([.C$1:.C$1048576])" office:value-type="float" office:value="0.264642247497323" calcext:value-type="float">
            <text:p>0,26464224749732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[.A$1:.A$1048576])-1.111" office:value-type="float" office:value="-1.111" calcext:value-type="float">
            <text:p>-1,111</text:p>
          </table:table-cell>
          <table:table-cell table:formula="of:=([.B$1:.B$1048576])*([.B$1:.B$1048576])/38.8" office:value-type="float" office:value="0" calcext:value-type="float">
            <text:p>0</text:p>
          </table:table-cell>
          <table:table-cell table:formula="of:=([.D$1:.D$1048576])/([.C$1:.C$1048576])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[.A$1:.A$1048576])-1.111" office:value-type="float" office:value="-1.111" calcext:value-type="float">
            <text:p>-1,111</text:p>
          </table:table-cell>
          <table:table-cell table:formula="of:=([.B$1:.B$1048576])*([.B$1:.B$1048576])/38.8" office:value-type="float" office:value="0" calcext:value-type="float">
            <text:p>0</text:p>
          </table:table-cell>
          <table:table-cell table:formula="of:=([.D$1:.D$1048576])/([.C$1:.C$1048576])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[.A$1:.A$1048576])-1.111" office:value-type="float" office:value="-1.111" calcext:value-type="float">
            <text:p>-1,111</text:p>
          </table:table-cell>
          <table:table-cell table:formula="of:=([.B$1:.B$1048576])*([.B$1:.B$1048576])/38.8" office:value-type="float" office:value="0" calcext:value-type="float">
            <text:p>0</text:p>
          </table:table-cell>
          <table:table-cell table:formula="of:=([.D$1:.D$1048576])/([.C$1:.C$1048576])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[.A$1:.A$1048576])-1.111" office:value-type="float" office:value="-1.111" calcext:value-type="float">
            <text:p>-1,111</text:p>
          </table:table-cell>
          <table:table-cell table:formula="of:=([.B$1:.B$1048576])*([.B$1:.B$1048576])/38.8" office:value-type="float" office:value="0" calcext:value-type="float">
            <text:p>0</text:p>
          </table:table-cell>
          <table:table-cell table:formula="of:=([.D$1:.D$1048576])/([.C$1:.C$1048576])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,3 ohms</text:p>
          </table:table-cell>
          <table:table-cell/>
          <table:table-cell table:formula="of:=([.A$1:.A$1048576])-1.111" office:value-type="string" office:string-value="" calcext:value-type="error">
            <text:p>#VALEUR !</text:p>
          </table:table-cell>
          <table:table-cell table:formula="of:=([.B$1:.B$1048576])*([.B$1:.B$1048576])/11.5" office:value-type="float" office:value="0" calcext:value-type="float">
            <text:p>0</text:p>
          </table:table-cell>
          <table:table-cell table:formula="of:=([.D$1:.D$1048576])/([.C$1:.C$1048576]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.8" calcext:value-type="float">
            <text:p>12,8</text:p>
          </table:table-cell>
          <table:table-cell table:formula="of:=([.A$1:.A$1048576])-1.111" office:value-type="float" office:value="46.889" calcext:value-type="float">
            <text:p>46,889</text:p>
          </table:table-cell>
          <table:table-cell table:formula="of:=([.B$1:.B$1048576])*([.B$1:.B$1048576])/11.3" office:value-type="float" office:value="14.4991150442478" calcext:value-type="float">
            <text:p>14,4991150442478</text:p>
          </table:table-cell>
          <table:table-cell table:formula="of:=([.D$1:.D$1048576])/([.C$1:.C$1048576])" office:value-type="float" office:value="0.309222099943436" calcext:value-type="float">
            <text:p>0,309222099943436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6.4" calcext:value-type="float">
            <text:p>26,4</text:p>
          </table:table-cell>
          <table:table-cell table:formula="of:=([.A$1:.A$1048576])-1.111" office:value-type="float" office:value="137.889" calcext:value-type="float">
            <text:p>137,889</text:p>
          </table:table-cell>
          <table:table-cell table:formula="of:=([.B$1:.B$1048576])*([.B$1:.B$1048576])/11.3" office:value-type="float" office:value="61.6778761061947" calcext:value-type="float">
            <text:p>61,6778761061947</text:p>
          </table:table-cell>
          <table:table-cell table:formula="of:=([.D$1:.D$1048576])/([.C$1:.C$1048576])" office:value-type="float" office:value="0.447300916724283" calcext:value-type="float">
            <text:p>0,447300916724283</text:p>
          </table:table-cell>
          <table:table-cell table:number-columns-repeated="2"/>
        </table:table-row>
        <table:table-row table:style-name="ro1">
          <table:table-cell office:value-type="float" office:value="98.5" calcext:value-type="float">
            <text:p>98,5</text:p>
          </table:table-cell>
          <table:table-cell office:value-type="float" office:value="21" calcext:value-type="float">
            <text:p>21</text:p>
          </table:table-cell>
          <table:table-cell table:formula="of:=([.A$1:.A$1048576])-1.111" office:value-type="float" office:value="97.389" calcext:value-type="float">
            <text:p>97,389</text:p>
          </table:table-cell>
          <table:table-cell table:formula="of:=([.B$1:.B$1048576])*([.B$1:.B$1048576])/11.3" office:value-type="float" office:value="39.0265486725664" calcext:value-type="float">
            <text:p>39,0265486725664</text:p>
          </table:table-cell>
          <table:table-cell table:formula="of:=([.D$1:.D$1048576])/([.C$1:.C$1048576])" office:value-type="float" office:value="0.400728508071408" calcext:value-type="float">
            <text:p>0,400728508071408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([.A$1:.A$1048576])-1.111" office:value-type="float" office:value="168.889" calcext:value-type="float">
            <text:p>168,889</text:p>
          </table:table-cell>
          <table:table-cell table:formula="of:=([.B$1:.B$1048576])*([.B$1:.B$1048576])/11.3" office:value-type="float" office:value="79.646017699115" calcext:value-type="float">
            <text:p>79,646017699115</text:p>
          </table:table-cell>
          <table:table-cell table:formula="of:=([.D$1:.D$1048576])/([.C$1:.C$1048576])" office:value-type="float" office:value="0.471587952436897" calcext:value-type="float">
            <text:p>0,471587952436897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3.3" calcext:value-type="float">
            <text:p>33,3</text:p>
          </table:table-cell>
          <table:table-cell table:formula="of:=([.A$1:.A$1048576])-1.111" office:value-type="float" office:value="207.889" calcext:value-type="float">
            <text:p>207,889</text:p>
          </table:table-cell>
          <table:table-cell table:formula="of:=([.B$1:.B$1048576])*([.B$1:.B$1048576])/11.3" office:value-type="float" office:value="98.1318584070796" calcext:value-type="float">
            <text:p>98,1318584070796</text:p>
          </table:table-cell>
          <table:table-cell table:formula="of:=([.D$1:.D$1048576])/([.C$1:.C$1048576])" office:value-type="float" office:value="0.472039686597557" calcext:value-type="float">
            <text:p>0,472039686597557</text:p>
          </table:table-cell>
          <table:table-cell/>
          <table:table-cell office:value-type="string" calcext:value-type="string">
            <text:p>5,2A</text:p>
          </table:table-cell>
        </table:table-row>
        <table:table-row table:style-name="ro1">
          <table:table-cell office:value-type="float" office:value="105.5" calcext:value-type="float">
            <text:p>105,5</text:p>
          </table:table-cell>
          <table:table-cell office:value-type="float" office:value="22" calcext:value-type="float">
            <text:p>22</text:p>
          </table:table-cell>
          <table:table-cell table:formula="of:=([.A$1:.A$1048576])-1.111" office:value-type="float" office:value="104.389" calcext:value-type="float">
            <text:p>104,389</text:p>
          </table:table-cell>
          <table:table-cell table:formula="of:=([.B$1:.B$1048576])*([.B$1:.B$1048576])/11.3" office:value-type="float" office:value="42.8318584070796" calcext:value-type="float">
            <text:p>42,8318584070796</text:p>
          </table:table-cell>
          <table:table-cell table:formula="of:=([.D$1:.D$1048576])/([.C$1:.C$1048576])" office:value-type="float" office:value="0.410310074884132" calcext:value-type="float">
            <text:p>0,4103100748841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[.A$1:.A$1048576])-1.111" office:value-type="float" office:value="-1.111" calcext:value-type="float">
            <text:p>-1,111</text:p>
          </table:table-cell>
          <table:table-cell table:formula="of:=([.B$1:.B$1048576])*([.B$1:.B$1048576])/11.3" office:value-type="float" office:value="0" calcext:value-type="float">
            <text:p>0</text:p>
          </table:table-cell>
          <table:table-cell table:formula="of:=([.D$1:.D$1048576])/([.C$1:.C$1048576])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[.A$1:.A$1048576])-1.111" office:value-type="float" office:value="-1.111" calcext:value-type="float">
            <text:p>-1,111</text:p>
          </table:table-cell>
          <table:table-cell table:formula="of:=([.B$1:.B$1048576])*([.B$1:.B$1048576])/11.3" office:value-type="float" office:value="0" calcext:value-type="float">
            <text:p>0</text:p>
          </table:table-cell>
          <table:table-cell table:formula="of:=([.D$1:.D$1048576])/([.C$1:.C$1048576])" office:value-type="float" office:value="-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/00/0000</text:date>, <text:time style:data-style-name="N2" text:time-value="11:48:47.3270015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9T18:51:36.945792947</meta:creation-date>
    <dc:date>2022-08-22T11:50:12.212376398</dc:date>
    <meta:editing-duration>PT3H3M27S</meta:editing-duration>
    <meta:editing-cycles>7</meta:editing-cycles>
    <meta:generator>LibreOffice/7.2.5.2$Linux_X86_64 LibreOffice_project/20$Build-2</meta:generator>
    <meta:document-statistic meta:table-count="1" meta:cell-count="159" meta:object-count="0"/>
  </office:meta>
</office:document-meta>
</file>